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25.81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Moyenne</text:p>
          </table:table-cell>
          <table:table-cell table:style-name="ce3" table:formula="of:=AVERAGE([.A1:.A652])" office:value-type="float" office:value="534.549079754601" calcext:value-type="float">
            <text:p>534,549079754601</text:p>
          </table:table-cell>
          <table:table-cell table:style-name="ce4" table:formula="of:=([.C1]-512)/102.4" office:value-type="float" office:value="0.220205856978528" calcext:value-type="float">
            <text:p>0,22020585697852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Max</text:p>
          </table:table-cell>
          <table:table-cell table:style-name="ce3" table:formula="of:=MAX([.A:.A])" office:value-type="float" office:value="555" calcext:value-type="float">
            <text:p>555</text:p>
          </table:table-cell>
          <table:table-cell table:style-name="ce4" table:formula="of:=([.C2]-512)/102.4" office:value-type="float" office:value="0.419921875" calcext:value-type="float">
            <text:p>0,4199218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Min</text:p>
          </table:table-cell>
          <table:table-cell table:style-name="ce3" table:formula="of:=MIN([.A:.A])" office:value-type="float" office:value="510" calcext:value-type="float">
            <text:p>510</text:p>
          </table:table-cell>
          <table:table-cell table:style-name="ce4" table:formula="of:=([.C3]-512)/102.4" office:value-type="float" office:value="-0.01953125" calcext:value-type="float">
            <text:p>-0,019531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 table:number-rows-repeated="10479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9:07:47.558000000</meta:creation-date>
    <dc:date>2023-08-18T19:12:02.142000000</dc:date>
    <meta:editing-duration>PT4M14S</meta:editing-duration>
    <meta:editing-cycles>1</meta:editing-cycles>
    <meta:document-statistic meta:table-count="1" meta:cell-count="661" meta:object-count="0"/>
    <meta:generator>LibreOffice/7.5.2.2$Windows_X86_64 LibreOffice_project/53bb9681a964705cf672590721dbc85eb4d0c3a2</meta:generator>
  </office:meta>
</office:document-meta>
</file>